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4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3753224875494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5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3754293593921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0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37:52.295561627</dc:date>
    <meta:editing-duration>PT5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7" meta:character-count="413" meta:non-whitespace-character-count="349"/>
  </office:meta>
</office:document-meta>
</file>